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0a612f" officeooo:paragraph-rsid="000ce443"/>
    </style:style>
    <style:style style:name="P2" style:family="paragraph" style:parent-style-name="Text_20_body">
      <style:paragraph-properties fo:break-before="page"/>
      <style:text-properties fo:language="it" fo:country="IT" officeooo:rsid="000a612f" officeooo:paragraph-rsid="000ce44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2444b"/>
    </style:style>
    <style:style style:name="P5" style:family="paragraph" style:parent-style-name="Text_20_body" style:list-style-name="L1">
      <style:text-properties fo:language="it" fo:country="IT" officeooo:rsid="0008908e" officeooo:paragraph-rsid="000ce443"/>
    </style:style>
    <style:style style:name="P6" style:family="paragraph" style:parent-style-name="Text_20_body" style:list-style-name="L3">
      <style:text-properties fo:language="it" fo:country="IT" officeooo:rsid="0008908e" officeooo:paragraph-rsid="0012444b"/>
    </style:style>
    <style:style style:name="P7" style:family="paragraph" style:parent-style-name="Text_20_body" style:list-style-name="L3">
      <style:text-properties fo:language="it" fo:country="IT" officeooo:rsid="000f94b3" officeooo:paragraph-rsid="0012444b"/>
    </style:style>
    <style:style style:name="P8" style:family="paragraph" style:parent-style-name="Text_20_body" style:list-style-name="L1">
      <style:text-properties fo:language="it" fo:country="IT" officeooo:rsid="000a612f" officeooo:paragraph-rsid="000ce443"/>
    </style:style>
    <style:style style:name="P9" style:family="paragraph" style:parent-style-name="Text_20_body" style:list-style-name="L3">
      <style:text-properties fo:language="it" fo:country="IT" officeooo:rsid="000a612f" officeooo:paragraph-rsid="0012444b"/>
    </style:style>
    <style:style style:name="P10" style:family="paragraph" style:parent-style-name="Text_20_body">
      <style:text-properties fo:language="it" fo:country="IT" officeooo:rsid="0012444b" officeooo:paragraph-rsid="0012444b"/>
    </style:style>
    <style:style style:name="T1" style:family="text">
      <style:text-properties officeooo:rsid="0008908e"/>
    </style:style>
    <style:style style:name="T2" style:family="text">
      <style:text-properties fo:language="it" fo:country="IT" officeooo:rsid="0008908e"/>
    </style:style>
    <style:style style:name="T3" style:family="text">
      <style:text-properties officeooo:rsid="000b62d2"/>
    </style:style>
    <style:style style:name="T4" style:family="text">
      <style:text-properties officeooo:rsid="000ce443"/>
    </style:style>
    <style:style style:name="T5" style:family="text">
      <style:text-properties officeooo:rsid="000debb5"/>
    </style:style>
    <style:style style:name="T6" style:family="text">
      <style:text-properties officeooo:rsid="000f94b3"/>
    </style:style>
    <style:style style:name="T7" style:family="text">
      <style:text-properties officeooo:rsid="0012444b"/>
    </style:style>
    <style:style style:name="T8" style:family="text">
      <style:text-properties fo:font-style="italic" officeooo:rsid="0012444b" style:font-style-asian="italic" style:font-style-complex="italic"/>
    </style:style>
    <style:style style:name="T9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ibliografia</text:h>
      <text:p text:style-name="P10">Può parere strano avere introdotto dei riferimenti a testi scritti in ungherese, ma gli esempi grafici che vi si trovano possono fornire ispirazione e aiutandosi con Google Translate qualcosa si recupera. </text:p>
      <text:list xml:id="list1508862265168854216" text:style-name="L1">
        <text:list-item>
          <text:p text:style-name="P3">E. Castelnuovo <text:span text:style-name="T7">(2008)</text:span>, L'officina matematica – ragionare con i materiali, p. 38, Edizioni la Meridiana.</text:p>
        </text:list-item>
        <text:list-item>
          <text:p text:style-name="P4">Viktória Lakó <text:span text:style-name="T7">(2013)</text:span>, <text:span text:style-name="T7">LibreLogo – </text:span><text:span text:style-name="T8">La grafica della Tartaruga per imparare a programmare</text:span><text:span text:style-name="T7">, </text:span><text:bookmark text:name="result_box"/><text:span text:style-name="T7">(In ungherese) </text:span><text:span text:style-name="T9">E-government Free Software Competence Center. </text:span><text:s/><text:span text:style-name="T6">(</text:span><text:a xlink:type="simple" xlink:href="http://szabadszoftver.kormany.hu/wp-content/uploads/librelogo_oktatasi_segedanyag_v4.pdf"><text:span text:style-name="T6">http://szabadszoftver.kormany.hu/wp-content/uploads/librelogo_oktatasi_segedanyag_v4.pdf</text:span></text:a><text:span text:style-name="T6">)</text:span><text:span text:style-name="T2"> </text:span></text:p>
        </text:list-item>
        <text:list-item>
          <text:p text:style-name="P5">Németh László <text:span text:style-name="T7">(2013)</text:span>, LibreLogo, FSF.hu Alapíttvány, <text:span text:style-name="T7">(In ungherese)</text:span>. <text:span text:style-name="T7">(</text:span><text:a xlink:type="simple" xlink:href="http://www.numbertext.org/logo/logofuzet.pdf">ht</text:a><text:a xlink:type="simple" xlink:href="http://www.numbertext.org/logo/logofuzet.pdf"><text:span text:style-name="T4">t</text:span></text:a><text:a xlink:type="simple" xlink:href="http://www.numbertext.org/logo/logofuzet.pdf">p://www.numbertext.org/logo/logofuzet.pdf</text:a><text:span text:style-name="T7">)</text:span></text:p>
        </text:list-item>
        <text:list-item>
          <text:p text:style-name="P3">Seymour Papert (<text:span text:style-name="T7">1993</text:span>), Mindstorms, Children, Computers, and Powerful Ideas. New York: Basic Books.</text:p>
          <text:p text:style-name="P8"/>
        </text:list-item>
      </text:list>
      <text:p text:style-name="P1"/>
      <text:p text:style-name="P1"/>
      <text:h text:style-name="Heading_20_2" text:outline-level="2">Siti</text:h>
      <text:p text:style-name="Text_20_body"/>
      <text:list xml:id="list4666090796552608212" text:style-name="L3">
        <text:list-item>
          <text:p text:style-name="P7">LibreLogo, <text:span text:style-name="T7">sito ufficiale:</text:span> <text:a xlink:type="simple" xlink:href="http://librelogo.org/">http://librelogo.org/</text:a></text:p>
        </text:list-item>
        <text:list-item>
          <text:p text:style-name="P6"><text:span text:style-name="T5">Raccolta di immagini con il codice sorgente <text:s/>per poterle riprodurre e eventualmente modificarle</text:span>: <text:a xlink:type="simple" xlink:href="http://commons.wikimedia.org/wiki/Category:Images_with_LibreLogo_source_code">http://commons.wikimedia.org/wiki/Category:Images_with_LibreLogo_source_code</text:a> .</text:p>
          <text:p text:style-name="P9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7:28:48.139664686</meta:creation-date>
    <meta:generator>LibreOffice/4.2.8.2$Linux_x86 LibreOffice_project/420m0$Build-2</meta:generator>
    <dc:date>2016-09-02T10:39:34.583242894</dc:date>
    <meta:editing-duration>PT53M49S</meta:editing-duration>
    <meta:editing-cycles>8</meta:editing-cycles>
    <meta:document-statistic meta:table-count="0" meta:image-count="0" meta:object-count="0" meta:page-count="2" meta:paragraph-count="9" meta:word-count="114" meta:character-count="1014" meta:non-whitespace-character-count="909"/>
  </office:meta>
</office:document-meta>
</file>